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3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4" style:parent-style-name="Normal" style:family="paragraph">
      <style:paragraph-properties fo:text-align="justify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" style:parent-style-name="ListParagraph" style:list-style-name="LFO1" style:family="paragraph">
      <style:paragraph-properties fo:text-align="justify"/>
      <style:text-properties fo:font-size="12pt" style:font-size-asian="12pt" style:font-size-complex="12pt"/>
    </style:style>
    <style:style style:name="P9" style:parent-style-name="ListParagraph" style:list-style-name="LFO1" style:family="paragraph">
      <style:paragraph-properties fo:text-align="justify"/>
      <style:text-properties fo:font-size="12pt" style:font-size-asian="12pt" style:font-size-complex="12pt"/>
    </style:style>
    <style:style style:name="P10" style:parent-style-name="ListParagraph" style:list-style-name="LFO2" style:family="paragraph">
      <style:paragraph-properties fo:text-align="justify"/>
      <style:text-properties fo:font-size="12pt" style:font-size-asian="12pt" style:font-size-complex="12pt"/>
    </style:style>
    <style:style style:name="P11" style:parent-style-name="ListParagraph" style:list-style-name="LFO2" style:family="paragraph">
      <style:paragraph-properties fo:text-align="justify"/>
      <style:text-properties fo:font-size="12pt" style:font-size-asian="12pt" style:font-size-complex="12pt"/>
    </style:style>
    <style:style style:name="P12" style:parent-style-name="ListParagraph" style:list-style-name="LFO2" style:family="paragraph">
      <style:paragraph-properties fo:text-align="justify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P14" style:parent-style-name="ListParagraph" style:list-style-name="LFO2" style:family="paragraph">
      <style:paragraph-properties fo:text-align="justify"/>
    </style:style>
    <style:style style:name="P1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17" style:parent-style-name="Normal" style:family="paragraph">
      <style:paragraph-properties fo:text-align="justify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20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21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2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" style:parent-style-name="ListParagraph" style:list-style-name="LFO3" style:family="paragraph">
      <style:paragraph-properties fo:text-align="justify"/>
      <style:text-properties fo:font-size="12pt" style:font-size-asian="12pt" style:font-size-complex="12pt"/>
    </style:style>
    <style:style style:name="P24" style:parent-style-name="ListParagraph" style:list-style-name="LFO4" style:family="paragraph">
      <style:paragraph-properties fo:text-align="justify"/>
      <style:text-properties fo:font-size="12pt" style:font-size-asian="12pt" style:font-size-complex="12pt"/>
    </style:style>
    <style:style style:name="P25" style:parent-style-name="ListParagraph" style:list-style-name="LFO4" style:family="paragraph">
      <style:paragraph-properties fo:text-align="justify"/>
      <style:text-properties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28" style:parent-style-name="Normal" style:family="paragraph">
      <style:paragraph-properties fo:text-align="justify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2" style:parent-style-name="ListParagraph" style:list-style-name="LFO5" style:family="paragraph">
      <style:paragraph-properties fo:text-align="justify"/>
      <style:text-properties fo:font-size="12pt" style:font-size-asian="12pt" style:font-size-complex="12pt"/>
    </style:style>
    <style:style style:name="P33" style:parent-style-name="ListParagraph" style:list-style-name="LFO6" style:family="paragraph">
      <style:paragraph-properties fo:text-align="justify"/>
      <style:text-properties fo:font-size="12pt" style:font-size-asian="12pt" style:font-size-complex="12pt"/>
    </style:style>
    <style:style style:name="P34" style:parent-style-name="ListParagraph" style:list-style-name="LFO6" style:family="paragraph">
      <style:paragraph-properties fo:text-align="justify"/>
      <style:text-properties fo:font-size="12pt" style:font-size-asian="12pt" style:font-size-complex="12pt"/>
    </style:style>
    <style:style style:name="P3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0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41" style:parent-style-name="Normal" style:family="paragraph">
      <style:paragraph-properties fo:text-align="justify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4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5" style:parent-style-name="ListParagraph" style:list-style-name="LFO7" style:family="paragraph">
      <style:paragraph-properties fo:text-align="justify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48" style:parent-style-name="ListParagraph" style:list-style-name="LFO7" style:family="paragraph">
      <style:paragraph-properties fo:text-align="justify"/>
      <style:text-properties fo:font-size="12pt" style:font-size-asian="12pt" style:font-size-complex="12pt"/>
    </style:style>
    <style:style style:name="P49" style:parent-style-name="ListParagraph" style:list-style-name="LFO8" style:family="paragraph">
      <style:paragraph-properties fo:text-align="justify"/>
      <style:text-properties fo:font-size="12pt" style:font-size-asian="12pt" style:font-size-complex="12pt"/>
    </style:style>
    <style:style style:name="P50" style:parent-style-name="ListParagraph" style:list-style-name="LFO8" style:family="paragraph">
      <style:paragraph-properties fo:text-align="justify"/>
      <style:text-properties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4" style:parent-style-name="Normal" style:family="paragraph">
      <style:paragraph-properties fo:text-align="justify"/>
    </style:style>
    <style:style style:name="T55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DOKUMENTASI PEMROGRAMAN JARINGAN</text:p>
      <text:p text:style-name="P3">Login:</text:p>
      <text:p text:style-name="P4"><text:span text:style-name="T5">Command:<text:s/></text:span><text:span text:style-name="T6">‘login &lt;username&gt;’ + CRLF</text:span></text:p>
      <text:p text:style-name="P7">Answer:</text:p>
      <text:list text:style-name="LFO1" text:continue-numbering="true">
        <text:list-item>
          <text:p text:style-name="P8">Sukses: 200, Login success</text:p>
        </text:list-item>
        <text:list-item>
          <text:p text:style-name="P9">Gagal:</text:p>
        </text:list-item>
      </text:list>
      <text:list text:style-name="LFO2" text:continue-numbering="true">
        <text:list-item>
          <text:p text:style-name="P10">401, Username invalid</text:p>
        </text:list-item>
        <text:list-item>
          <text:p text:style-name="P11">402,<text:s/>Username already exist</text:p>
        </text:list-item>
        <text:list-item>
          <text:p text:style-name="P12"><text:span text:style-name="T13">403,<text:s/></text:span><text:span text:style-name="pl-s">You already has a username</text:span></text:p>
        </text:list-item>
        <text:list-item>
          <text:p text:style-name="P14"><text:span text:style-name="pl-s">405, Invalid command</text:span></text:p>
        </text:list-item>
      </text:list>
      <text:p text:style-name="P15"/>
      <text:p text:style-name="P16">Send:</text:p>
      <text:p text:style-name="P17"><text:span text:style-name="T18">Command:<text:s/></text:span><text:span text:style-name="T19">‘send &lt;username</text:span><text:span text:style-name="T20"><text:s/>target</text:span><text:span text:style-name="T21">&gt; &lt;message&gt;’ + CRLF</text:span></text:p>
      <text:p text:style-name="P22">Answer:</text:p>
      <text:list text:style-name="LFO3" text:continue-numbering="true">
        <text:list-item>
          <text:p text:style-name="P23">Gagal:</text:p>
        </text:list-item>
      </text:list>
      <text:list text:style-name="LFO4" text:continue-numbering="true">
        <text:list-item>
          <text:p text:style-name="P24">405, Invalid<text:s/>Send<text:s/>command</text:p>
        </text:list-item>
        <text:list-item>
          <text:p text:style-name="P25">201, Please login first</text:p>
        </text:list-item>
      </text:list>
      <text:p text:style-name="P26"/>
      <text:p text:style-name="P27">Send All:</text:p>
      <text:p text:style-name="P28"><text:span text:style-name="T29">Command:<text:s/></text:span><text:span text:style-name="T30">‘sendall &lt;message&gt;’ + CRLF</text:span></text:p>
      <text:p text:style-name="P31">Answer:</text:p>
      <text:list text:style-name="LFO5" text:continue-numbering="true">
        <text:list-item>
          <text:p text:style-name="P32">Gagal:</text:p>
        </text:list-item>
      </text:list>
      <text:list text:style-name="LFO6" text:continue-numbering="true">
        <text:list-item>
          <text:p text:style-name="P33">405, Invalid SendAll command</text:p>
        </text:list-item>
        <text:list-item>
          <text:p text:style-name="P34">201, Please login first</text:p>
        </text:list-item>
      </text:list>
      <text:p text:style-name="P35"/>
      <text:p text:style-name="P36"/>
      <text:p text:style-name="P37"/>
      <text:p text:style-name="P38"/>
      <text:p text:style-name="P39"/>
      <text:soft-page-break/>
      <text:p text:style-name="P40">List:</text:p>
      <text:p text:style-name="P41"><text:span text:style-name="T42">Command:<text:s/></text:span><text:span text:style-name="T43">‘list’ + CRLF</text:span></text:p>
      <text:p text:style-name="P44">Answer:</text:p>
      <text:list text:style-name="LFO7" text:continue-numbering="true">
        <text:list-item>
          <text:p text:style-name="P45"><text:span text:style-name="T46">Sukses:<text:s/></text:span><text:span text:style-name="T47">&lt;username&gt;</text:span></text:p>
        </text:list-item>
        <text:list-item>
          <text:p text:style-name="P48">Gagal:</text:p>
        </text:list-item>
      </text:list>
      <text:list text:style-name="LFO8" text:continue-numbering="true">
        <text:list-item>
          <text:p text:style-name="P49">406,<text:s/>List doesn’t have parameter</text:p>
        </text:list-item>
        <text:list-item>
          <text:p text:style-name="P50">201, Please login first</text:p>
        </text:list-item>
      </text:list>
      <text:p text:style-name="P51"/>
      <text:p text:style-name="P52">Keterangan</text:p>
      <text:p text:style-name="P53">Anda tidak bisa mengirim apapun sebelum anda login (201, Please login first)</text:p>
      <text:p text:style-name="P54"><text:span text:style-name="T55">Semua syntax command seperti send, sendall, dll, harus benar (Invalid command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-s" style:display-name="pl-s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text-properties fo:font-style="italic" style:font-style-asian="italic"/>
    </style:style>
  </office:automatic-styles>
  <office:master-styles>
    <style:master-page style:name="MP0" style:page-layout-name="PL0">
      <style:header>
        <text:p text:style-name="Header">Andrew</text:p>
        <text:p text:style-name="Header">5113100032</text:p>
        <text:p text:style-name="Header"/>
      </style:header>
      <style:footer>
        <text:p text:style-name="Footer">Dokumentasi Pemrograman Jaringan</text:p>
        <text:p text:style-name="P2">Server – Client Chat with command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w Widjaja</meta:initial-creator>
    <dc:creator>Andrew Widjaja</dc:creator>
    <meta:creation-date>2015-10-26T11:31:00Z</meta:creation-date>
    <dc:date>2015-10-26T11:31:00Z</dc:date>
    <meta:template xlink:href="Normal.dotm" xlink:type="simple"/>
    <meta:editing-cycles>2</meta:editing-cycles>
    <meta:editing-duration>PT60S</meta:editing-duration>
    <meta:document-statistic meta:page-count="2" meta:paragraph-count="1" meta:word-count="112" meta:character-count="750" meta:row-count="5" meta:non-whitespace-character-count="639"/>
  </office:meta>
</office:document-meta>
</file>